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 style:master-page-name="First_20_Page">
      <style:paragraph-properties fo:margin-top="0cm" fo:margin-bottom="0cm" style:contextual-spacing="false" fo:line-height="115%" fo:text-align="center" style:justify-single-word="false" style:page-number="auto"/>
    </style:style>
    <style:style style:name="P5" style:family="paragraph" style:parent-style-name="Standard">
      <style:paragraph-properties fo:margin-top="0cm" fo:margin-bottom="0cm" style:contextual-spacing="false" fo:line-height="115%" fo:text-align="end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000c431"/>
    </style:style>
    <style:style style:name="P7" style:family="paragraph" style:parent-style-name="Standard">
      <style:paragraph-properties fo:margin-top="0cm" fo:margin-bottom="0cm" style:contextual-spacing="false" fo:line-height="115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-asian="Times New Roman1" style:language-asian="ru" style:country-asian="RU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-asian="Times New Roman1" style:language-asian="ru" style:country-asian="RU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.494cm" fo:margin-bottom="0.494cm" style:contextual-spacing="false" fo:line-height="100%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weight="normal" style:font-weight-asian="normal" style:font-weight-complex="normal"/>
    </style:style>
    <style:style style:name="T1" style:family="text">
      <style:text-properties fo:color="#000000" loext:opacity="100%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T3" style:family="text">
      <style:text-properties fo:color="#000000" loext:opacity="100%" fo:font-size="20pt" style:font-name-asian="Times New Roman1" style:font-size-asian="20pt" style:language-asian="ru" style:country-asian="RU" style:font-name-complex="Times New Roman1" style:font-size-complex="20pt"/>
    </style:style>
    <style:style style:name="T4" style:family="text">
      <style:text-properties fo:color="#000000" loext:opacity="100%" fo:font-size="20pt" fo:font-weight="bold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T5" style:family="text">
      <style:text-properties fo:color="#000000" loext:opacity="100%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00c4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ЦИФРОВОГО РАЗВИТИЯ, СВЯЗИ И МАССОВЫХ КОММУНИКАЦИЙ РОССИЙСКОЙ ФЕДЕРАЦИИ</text:span></text:p>
      <text:p text:style-name="P2"><text:span text:style-name="T1">Ордена Трудового Красного Знамени федеральное государственное бюджетное учреждение высшего образования </text:span></text:p>
      <text:p text:style-name="P3"><text:span text:style-name="T2">«Московский технический университет связи и информатики»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3">Лабораторная работа №9</text:span></text:p>
      <text:h text:style-name="P1" text:outline-level="1"><text:span text:style-name="T6">Установка WSL и выполнение базовых команд</text:span></text:h>
      <text:p text:style-name="P10"/>
      <text:p text:style-name="P2"><text:span text:style-name="T5">по дисциплине</text:span></text:p>
      <text:p text:style-name="P2"><text:span text:style-name="T5">«Введение в информационные технологии»</text:span></text:p>
      <text:p text:style-name="P11"/>
      <text:p text:style-name="P11"/>
      <text:p text:style-name="P11"/>
      <text:p text:style-name="P11"/>
      <text:p text:style-name="P11"/>
      <text:p text:style-name="P5"><text:span text:style-name="T1">Выполнил: студент гр. БВТ2403</text:span></text:p>
      <text:p text:style-name="P5"><text:span text:style-name="T1">Пшеничный А. М.</text:span></text:p>
      <text:p text:style-name="P5"><text:span text:style-name="T1"><text:tab/><text:tab/><text:tab/><text:tab/></text:span></text:p>
      <text:p text:style-name="P12"/>
      <text:p text:style-name="P12"/>
      <text:p text:style-name="P12"/>
      <text:p text:style-name="P12"/>
      <text:p text:style-name="P13"/>
      <text:p text:style-name="P14"/>
      <text:p text:style-name="P14"/>
      <text:p text:style-name="P6"><text:soft-page-break/><text:span text:style-name="T7">Цель работы:</text:span> познакомить студентов с основными возможностями системы управления версиями Git и научить их выполнять основные операции с помощью этой системы.</text:p>
      <text:p text:style-name="Standard"/>
      <text:p text:style-name="P7"><text:span text:style-name="T7">Ход работы:</text:span></text:p>
      <text:p text:style-name="P17">Задание 1: <text:s/>Устан<text:span text:style-name="T8">авливаю </text:span>Git на свой компьютер: </text:p>
      <text:p text:style-name="P17"/>
      <text:p text:style-name="P17"/>
      <text:p text:style-name="P17"><text:s text:c="4"/>1. Скачайте установочный пакет Git введя в <text:span text:style-name="T8">терминале</text:span> команду: <text:span text:style-name="T8">dnf</text:span> install git</text:p>
      <text:p text:style-name="P17"><text:s text:c="4"/>2. Запустите установочный пакет и следуйте инструкциям по установке Git на свой компьютер.</text:p>
      <text:p text:style-name="P17"/>
      <text:p text:style-name="P17"/>
      <text:p text:style-name="P17"/>
      <text:p text:style-name="P17">Задание 2: <text:s/>Созда<text:span text:style-name="T8">ю</text:span> новый репозиторий на GitHub:</text:p>
      <text:p text:style-name="P17"/>
      <text:p text:style-name="P17"><text:s text:c="4"/>1. За<text:span text:style-name="T8">хожу</text:span> на свой аккаунт на GitHub.</text:p>
      <text:p text:style-name="P17"><text:s text:c="4"/>2. Наж<text:span text:style-name="T8">имаю</text:span> кнопку "Create repository" (Создать репозиторий).</text:p>
      <text:p text:style-name="P17"><text:s text:c="4"/>3. Заполн<text:span text:style-name="T8">яю</text:span> имя репозитория, описание..</text:p>
      <text:p text:style-name="P17"><text:s text:c="4"/>4. <text:s/>Наж<text:span text:style-name="T8">имаю </text:span>"Create repository" (Создать репозиторий).</text:p>
      <text:p text:style-name="P17"/>
      <text:p text:style-name="P17">Задание 3: <text:s/>Клонир<text:span text:style-name="T8">ую</text:span> репозиторий на локальный компьютер:</text:p>
      <text:p text:style-name="P17"/>
      <text:p text:style-name="P17"><text:s text:c="4"/>1. <text:span text:style-name="T8">Копирую</text:span> URL репозитория с GitHub.</text:p>
      <text:p text:style-name="P17"><text:s text:c="4"/>2. Откры<text:span text:style-name="T8">ваю</text:span> командную строку на локальном компьютере.</text:p>
      <text:p text:style-name="P17"><text:s text:c="4"/>3. Вв<text:span text:style-name="T8">ожу</text:span> команду git clone &lt;URL репозитория&gt; чтобы склонировать репозиторий на локальный компьютер.</text:p>
      <text:p text:style-name="P17"/>
      <text:p text:style-name="P17">Задание 4: <text:s/>Созд<text:span text:style-name="T8">аю</text:span> новый файл в репозитории:</text:p>
      <text:p text:style-name="P17"/>
      <text:p text:style-name="P17"><text:s text:c="4"/>1. Пере<text:span text:style-name="T8">хожу</text:span> в каталог, в который был склонирован репозиторий.</text:p>
      <text:p text:style-name="P17"><text:s text:c="4"/>2. Создать новый файл</text:p>
      <text:p text:style-name="P17"/>
      <text:p text:style-name="P17">Задание 5: <text:s/>Добав<text:span text:style-name="T8">ляю</text:span> новый файл в индекс и произв<text:span text:style-name="T8">ожу</text:span> коммит изменения:</text:p>
      <text:p text:style-name="P17"/>
      <text:p text:style-name="P17"><text:s text:c="4"/>1. В командной строке выполн<text:span text:style-name="T8">яю</text:span> команду git add new_file.txt чтобы добавить файл в индекс.</text:p>
      <text:p text:style-name="P17"><text:soft-page-break/><text:s text:c="4"/>2. Выполн<text:span text:style-name="T8">яю</text:span> команду git commit -m "Добавлен новый файл" чтобы закоммитить добавленный файл с комментарием "Добавлен новый файл".</text:p>
      <text:p text:style-name="P17"/>
      <text:p text:style-name="P16"/>
      <text:p text:style-name="P7"/>
      <text:p text:style-name="P7"><text:s text:c="3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50%" fo:text-align="center" style:justify-single-word="false" fo:keep-together="always" fo:keep-with-next="always"/>
      <style:text-properties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name-complex="F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size-complex="14pt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bin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T1" style:family="text">
      <style:text-properties fo:color="#000000" loext:opacity="100%" style:font-name-asian="Times New Roman1" style:language-asian="ru" style:country-asian="RU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><text:span text:style-name="MT1">Москва, 2024 г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09:00</meta:creation-date>
    <meta:initial-creator>Ваня</meta:initial-creator>
    <dc:language>ru-RU</dc:language>
    <dc:date>2024-12-23T13:34:25.011997967</dc:date>
    <meta:editing-cycles>7</meta:editing-cycles>
    <meta:editing-duration>PT14M37S</meta:editing-duration>
    <meta:generator>LibreOffice/7.2.7.2$Linux_X86_64 LibreOffice_project/20$Build-2</meta:generator>
    <meta:document-statistic meta:table-count="0" meta:image-count="0" meta:object-count="0" meta:page-count="3" meta:paragraph-count="32" meta:word-count="233" meta:character-count="1750" meta:non-whitespace-character-count="1480"/>
    <meta:user-defined meta:name="AppVersion">15.0000</meta:user-defined>
    <meta:template xlink:type="simple" xlink:actuate="onRequest" xlink:title="Normal.dotm" xlink:href=""/>
  </office:meta>
</office:document-meta>
</file>